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75" table:style-name="ce1">
            <text:p>0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100000000000002" table:style-name="ce1">
            <text:p>0.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1400000000000003" table:style-name="ce1">
            <text:p>0.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63" table:style-name="ce1">
            <text:p>1.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499999999999998" table:style-name="ce1">
            <text:p>0.3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46" table:style-name="ce1">
            <text:p>1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52" table:style-name="ce1">
            <text:p>1.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639999999999999" table:style-name="ce1">
            <text:p>1.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329999999999999" table:style-name="ce1">
            <text:p>1.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3900000000000006" table:style-name="ce1">
            <text:p>0.9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200000000000003" table:style-name="ce1">
            <text:p>0.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400000000000001" table:style-name="ce1">
            <text:p>0.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19900000000000001" table:style-name="ce1">
            <text:p>0.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300000000000001" table:style-name="ce1">
            <text:p>0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470000000000002" table:style-name="ce1">
            <text:p>0.2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699999999999998" table:style-name="ce1">
            <text:p>0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4" table:style-name="ce1">
            <text:p>0.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200000000000002" table:style-name="ce1">
            <text:p>0.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600000000000001" table:style-name="ce1">
            <text:p>0.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8810000000000007" table:style-name="ce1">
            <text:p>0.5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200000000000007" table:style-name="ce1">
            <text:p>0.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7469999999999999" table:style-name="ce1">
            <text:p>2.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8.690999999999999" table:style-name="ce1">
            <text:p>18.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7610000000000001" table:style-name="ce1">
            <text:p>1.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2290000000000001" table:style-name="ce1">
            <text:p>1.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496" table:style-name="ce1">
            <text:p>3.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919" table:style-name="ce1">
            <text:p>1.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5900000000000003" table:style-name="ce1">
            <text:p>0.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1.077" table:style-name="ce1">
            <text:p>1.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163" table:style-name="ce1">
            <text:p>1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5150000000000001" table:style-name="ce1">
            <text:p>1.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7.5970000000000004" table:style-name="ce1">
            <text:p>7.5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6.46" table:style-name="ce1">
            <text:p>6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4.2460000000000004" table:style-name="ce1">
            <text:p>4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2.0150000000000001" table:style-name="ce1">
            <text:p>2.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60799999999999998" table:style-name="ce1">
            <text:p>0.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9350000000000001" table:style-name="ce1">
            <text:p>1.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2.0260000000000002" table:style-name="ce1">
            <text:p>2.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135" table:style-name="ce1">
            <text:p>1.1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1.0190000000000001" table:style-name="ce1">
            <text:p>1.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343" table:style-name="ce1">
            <text:p>1.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206" table:style-name="ce1">
            <text:p>1.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5870000000000002" table:style-name="ce1">
            <text:p>2.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8099999999999998" table:style-name="ce1">
            <text:p>0.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7899999999999996" table:style-name="ce1">
            <text:p>0.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50900000000000001" table:style-name="ce1">
            <text:p>0.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4.0369999999999999" table:style-name="ce1">
            <text:p>4.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3460000000000001" table:style-name="ce1">
            <text:p>3.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6.0060000000000002" table:style-name="ce1">
            <text:p>6.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309" table:style-name="ce1">
            <text:p>0.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239999999999995" table:style-name="ce1">
            <text:p>8.9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" table:style-name="ce1">
            <text:p>0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00000000000001" table:style-name="ce1">
            <text:p>0.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7" table:style-name="ce1">
            <text:p>1.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00000000000002" table:style-name="ce1">
            <text:p>0.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" table:style-name="ce1">
            <text:p>0.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00000000000011" table:style-name="ce1">
            <text:p>9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22000000000001" table:style-name="ce1">
            <text:p>15.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0400000000000003" table:style-name="ce1">
            <text:p>0.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55600000000000005" table:style-name="ce1">
            <text:p>0.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51400000000000001" table:style-name="ce1">
            <text:p>0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58299999999999996" table:style-name="ce1">
            <text:p>0.5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34800000000000003" table:style-name="ce1">
            <text:p>0.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3.97" table:style-name="ce1">
            <text:p>13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56300000000000006" table:style-name="ce1">
            <text:p>0.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65500000000000003" table:style-name="ce1">
            <text:p>0.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6.6989999999999998" table:style-name="ce1">
            <text:p>6.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33800000000000002" table:style-name="ce1">
            <text:p>0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6" table:style-name="ce1">
            <text:p>0.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5500000000000003" table:style-name="ce1">
            <text:p>3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6.34" table:style-name="ce1">
            <text:p>6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7" table:style-name="ce1">
            <text:p>4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4.2750000000000004" table:style-name="ce1">
            <text:p>4.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514" table:style-name="ce1">
            <text:p>1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2.09" table:style-name="ce1">
            <text:p>2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788" table:style-name="ce1">
            <text:p>1.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61399999999999999" table:style-name="ce1">
            <text:p>0.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10.288" table:style-name="ce1">
            <text:p>10.2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8.7000000000000011" table:style-name="ce1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6.1" table:style-name="ce1">
            <text:p>26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2.704000000000001" table:style-name="ce1">
            <text:p>12.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3900000000000001" table:style-name="ce1">
            <text:p>0.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3" table:style-name="ce1">
            <text:p>1.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500000000000001" table:style-name="ce1">
            <text:p>0.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5819999999999999" table:style-name="ce1">
            <text:p>4.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3799999999999997" table:style-name="ce1">
            <text:p>0.8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6970000000000001" table:style-name="ce1">
            <text:p>2.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099999999999999" table:style-name="ce1">
            <text:p>0.8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5" table:style-name="ce1">
            <text:p>3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549999999999999" table:style-name="ce1">
            <text:p>3.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06" table:style-name="ce1">
            <text:p>2.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68" table:style-name="ce1">
            <text:p>2.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359999999999999" table:style-name="ce1">
            <text:p>2.3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570000000000002" table:style-name="ce1">
            <text:p>3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2900000000000001" table:style-name="ce1">
            <text:p>0.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89900000000000002" table:style-name="ce1">
            <text:p>0.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41" table:style-name="ce1">
            <text:p>22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8800000000000006" table:style-name="ce1">
            <text:p>0.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09999999999999" table:style-name="ce1">
            <text:p>1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46" table:style-name="ce1">
            <text:p>1.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770000000000002" table:style-name="ce1">
            <text:p>2.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75" table:style-name="ce1">
            <text:p>3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29899999999999999" table:style-name="ce1">
            <text:p>0.2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" table:style-name="ce1">
            <text:p>2.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10000000000001" table:style-name="ce1">
            <text:p>1.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660000000000001" table:style-name="ce1">
            <text:p>1.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759999999999999" table:style-name="ce1">
            <text:p>3.8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624000000000002" table:style-name="ce1">
            <text:p>29.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785" table:style-name="ce1">
            <text:p>18.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353" table:style-name="ce1">
            <text:p>13.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670000000000002" table:style-name="ce1">
            <text:p>16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1" table:style-name="ce1">
            <text:p>12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500000000000007" table:style-name="ce1">
            <text:p>8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2799999999999994" table:style-name="ce1">
            <text:p>8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600000000000001" table:style-name="ce1">
            <text:p>0.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389999999999997" table:style-name="ce1">
            <text:p>4.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8" table:style-name="ce1">
            <text:p>4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59" table:style-name="ce1">
            <text:p>4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800000000000004" table:style-name="ce1">
            <text:p>4.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" table:style-name="ce1">
            <text:p>1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549999999999997" table:style-name="ce1">
            <text:p>4.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2" table:style-name="ce1">
            <text:p>0.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300000000000003" table:style-name="ce1">
            <text:p>0.4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7900000000000003" table:style-name="ce1">
            <text:p>0.2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64" table:style-name="ce1">
            <text:p>2.9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600000000000004" table:style-name="ce1">
            <text:p>0.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4900000000000001" table:style-name="ce1">
            <text:p>0.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500000000000001" table:style-name="ce1">
            <text:p>0.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140000000000001" table:style-name="ce1">
            <text:p>2.8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2" table:style-name="ce1">
            <text:p>8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3" table:style-name="ce1">
            <text:p>2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4" table:style-name="ce1">
            <text:p>2.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" table:style-name="ce1">
            <text:p>1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350000000000001" table:style-name="ce1">
            <text:p>1.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" table:style-name="ce1">
            <text:p>2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4" table:style-name="ce1">
            <text:p>2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359999999999999" table:style-name="ce1">
            <text:p>5.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400000000000002" table:style-name="ce1">
            <text:p>0.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7" table:style-name="ce1">
            <text:p>6.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" table:style-name="ce1">
            <text:p>2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" table:style-name="ce1">
            <text:p>1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16" table:style-name="ce1">
            <text:p>11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2" table:style-name="ce1">
            <text:p>10.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59" table:style-name="ce1">
            <text:p>19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" table:style-name="ce1">
            <text:p>0.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000000000000003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380000000000001" table:style-name="ce1">
            <text:p>1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100000000000002" table:style-name="ce1">
            <text:p>3.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09" table:style-name="ce1">
            <text:p>3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1" table:style-name="ce1">
            <text:p>2.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23" table:style-name="ce1">
            <text:p>21.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" table:style-name="ce1">
            <text:p>21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" table:style-name="ce1">
            <text:p>0.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400000000000015" table:style-name="ce1">
            <text:p>7.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64" table:style-name="ce1">
            <text:p>17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" table:style-name="ce1">
            <text:p>1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0.800000000000004" table:style-name="ce1">
            <text:p>5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3" table:style-name="ce1">
            <text:p>27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599999999999994" table:style-name="ce1">
            <text:p>64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" table:style-name="ce1">
            <text:p>1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805" table:style-name="ce1">
            <text:p>21.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82671957671957674" table:style-name="ce1">
            <text:p>0.826719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99206349206349209" table:style-name="ce1">
            <text:p>0.9920634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66137566137566139" table:style-name="ce1">
            <text:p>0.661375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89700000000000002" table:style-name="ce1">
            <text:p>0.8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9761904761904758" table:style-name="ce1">
            <text:p>2.976190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3227513227513228" table:style-name="ce1">
            <text:p>1.322751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4880952380952379" table:style-name="ce1">
            <text:p>1.488095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2.1494708994708995" table:style-name="ce1">
            <text:p>2.149470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2.731481481481483" table:style-name="ce1">
            <text:p>12.73148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64200000000000002" table:style-name="ce1">
            <text:p>0.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59523809523809523" table:style-name="ce1">
            <text:p>0.595238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6534391534391535" table:style-name="ce1">
            <text:p>1.653439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6.6137566137566139" table:style-name="ce1">
            <text:p>6.613756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7.2751322751322745" table:style-name="ce1">
            <text:p>7.275132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6455026455026456" table:style-name="ce1">
            <text:p>2.6455026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7368386243386242" table:style-name="ce1">
            <text:p>1.736838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77229999999999999" table:style-name="ce1">
            <text:p>0.7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2.3148148148148149" table:style-name="ce1">
            <text:p>2.314814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7.0105820105820102" table:style-name="ce1">
            <text:p>7.010582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2.3370000000000002" table:style-name="ce1">
            <text:p>2.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5621693121693121" table:style-name="ce1">
            <text:p>0.562169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9682539682539684" table:style-name="ce1">
            <text:p>3.968253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64510582010582" table:style-name="ce1">
            <text:p>1.64510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968253968253968" table:style-name="ce1">
            <text:p>0.396825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72751322751322756" table:style-name="ce1">
            <text:p>0.727513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64" table:style-name="ce1">
            <text:p>2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3280000000000001" table:style-name="ce1">
            <text:p>1.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5180000000000002" table:style-name="ce1">
            <text:p>2.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7090000000000001" table:style-name="ce1">
            <text:p>2.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7.0890000000000004" table:style-name="ce1">
            <text:p>7.0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80300000000000005" table:style-name="ce1">
            <text:p>0.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150000000000002" table:style-name="ce1">
            <text:p>20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5" table:style-name="ce1">
            <text:p>1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2" table:style-name="ce1">
            <text:p>1.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5" table:style-name="ce1">
            <text:p>3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5000000000000003" table:style-name="ce1">
            <text:p>0.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9" table:style-name="ce1">
            <text:p>2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9" table:style-name="ce1">
            <text:p>6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5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200000000000001" table:style-name="ce1">
            <text:p>1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4" table:style-name="ce1">
            <text:p>1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200000000000001" table:style-name="ce1">
            <text:p>10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8" table:style-name="ce1">
            <text:p>5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5" table:style-name="ce1">
            <text:p>0.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1" table:style-name="ce1">
            <text:p>3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6" table:style-name="ce1">
            <text:p>0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2499999999999998" table:style-name="ce1">
            <text:p>0.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3" table:style-name="ce1">
            <text:p>0.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3000000000000003" table:style-name="ce1">
            <text:p>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2" table:style-name="ce1">
            <text:p>1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7" table:style-name="ce1">
            <text:p>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6" table:style-name="ce1">
            <text:p>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7" table:style-name="ce1">
            <text:p>0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3000000000000007" table:style-name="ce1">
            <text:p>0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8" table:style-name="ce1">
            <text:p>0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7" table:style-name="ce1">
            <text:p>0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9" table:style-name="ce1">
            <text:p>3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7" table:style-name="ce1">
            <text:p>0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4" table:style-name="ce1">
            <text:p>1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200000000000001" table:style-name="ce1">
            <text:p>15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979999999999999" table:style-name="ce1">
            <text:p>3.5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1.0000009999999999" table:style-name="ce1">
            <text:p>1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69.144001000000003" table:style-name="ce1">
            <text:p>69.144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132.351001" table:style-name="ce1">
            <text:p>132.351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104.473001" table:style-name="ce1">
            <text:p>104.473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106.99970141582352" table:style-name="ce1">
            <text:p>106.99970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27.770001000000001" table:style-name="ce1">
            <text:p>27.77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1.235001" table:style-name="ce1">
            <text:p>1.235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0.64500100000000005" table:style-name="ce1">
            <text:p>0.645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7.3200010000000004" table:style-name="ce1">
            <text:p>7.32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0.93000100000000008" table:style-name="ce1">
            <text:p>0.93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39.662752322751324" table:style-name="ce1">
            <text:p>39.662752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18.980001000000001" table:style-name="ce1">
            <text:p>18.98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8.9285724285714263" table:style-name="ce1">
            <text:p>8.9285724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81.635300999999998" table:style-name="ce1">
            <text:p>81.6353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0.50000100000000003" table:style-name="ce1">
            <text:p>0.50000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373.37200100000001" table:style-name="ce1">
            <text:p>373.372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107.000001" table:style-name="ce1">
            <text:p>107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0.59523909523809526" table:style-name="ce1">
            <text:p>0.59523909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29.767001" table:style-name="ce1">
            <text:p>29.767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27.110001" table:style-name="ce1">
            <text:p>27.11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21.496001" table:style-name="ce1">
            <text:p>21.496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26.100001000000002" table:style-name="ce1">
            <text:p>26.1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50.190000999999995" table:style-name="ce1">
            <text:p>50.19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13.392858142857142" table:style-name="ce1">
            <text:p>13.392858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8.7000009999999985" table:style-name="ce1">
            <text:p>8.7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15.200000999999999" table:style-name="ce1">
            <text:p>15.2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8.640001000000002" table:style-name="ce1">
            <text:p>28.64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41.950001" table:style-name="ce1">
            <text:p>41.95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50.800000999999995" table:style-name="ce1">
            <text:p>50.80000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3-14T15:34:19Z</dc:date>
  </office:meta>
</office:document-meta>
</file>